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50cent real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0cent scan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key scan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key real</text:p>
          </table:table-cell>
          <table:table-cell table:formula="of:=[.B2]*[.B3]/[.B4]" office:value-type="float" office:value="30.2769230769231">
            <text:p>30,2769230769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W. Rohrbach</meta:initial-creator>
    <meta:creation-date>2012-09-22T18:24:51</meta:creation-date>
    <dc:date>2012-09-22T18:28:07</dc:date>
    <dc:creator>Karsten W. Rohrbach</dc:creator>
    <meta:editing-duration>P0D</meta:editing-duration>
    <meta:editing-cycles>1</meta:editing-cycles>
    <meta:document-statistic meta:table-count="3" meta:cell-count="8" meta:object-count="0"/>
    <meta:generator>LibreOffice/3.5$MacOSX_x86 LibreOffice_project/281b639-6baa1d3-ef66a77-d866f25-f36d45f</meta:generator>
  </office:meta>
</office:document-meta>
</file>